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layout-cache" manifest:media-type="application/binary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fo:font-style="italic" officeooo:rsid="00183136" officeooo:paragraph-rsid="00183136" style:font-style-asian="italic" style:font-style-complex="italic"/>
    </style:style>
    <style:style style:name="P2" style:family="paragraph" style:parent-style-name="Standard">
      <style:text-properties officeooo:rsid="0015d71b" officeooo:paragraph-rsid="0015d71b"/>
    </style:style>
    <style:style style:name="P3" style:family="paragraph" style:parent-style-name="Standard">
      <style:text-properties fo:font-size="14pt" officeooo:rsid="0015d71b" officeooo:paragraph-rsid="0015d71b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officeooo:rsid="0015d71b" officeooo:paragraph-rsid="0015d71b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officeooo:rsid="0015d71b" officeooo:paragraph-rsid="00163544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officeooo:rsid="0015d71b" officeooo:paragraph-rsid="001b67b9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4pt" officeooo:rsid="0015d71b" officeooo:paragraph-rsid="002367d7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4pt" officeooo:rsid="00163544" officeooo:paragraph-rsid="00163544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officeooo:rsid="00183136" officeooo:paragraph-rsid="00183136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97425" officeooo:paragraph-rsid="00197425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97425" officeooo:paragraph-rsid="0019d4d3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183136" officeooo:paragraph-rsid="001b67b9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6pt" style:text-underline-style="solid" style:text-underline-width="auto" style:text-underline-color="font-color" fo:font-weight="bold" officeooo:rsid="00183136" officeooo:paragraph-rsid="00183136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6pt" style:text-underline-style="solid" style:text-underline-width="auto" style:text-underline-color="font-color" fo:font-weight="bold" officeooo:rsid="00163544" officeooo:paragraph-rsid="00163544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6pt" style:text-underline-style="solid" style:text-underline-width="auto" style:text-underline-color="font-color" fo:font-weight="bold" officeooo:rsid="00163544" officeooo:paragraph-rsid="001b67b9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6pt" style:text-underline-style="solid" style:text-underline-width="auto" style:text-underline-color="font-color" fo:font-weight="bold" officeooo:rsid="001b67b9" officeooo:paragraph-rsid="001b67b9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ize="16pt" style:text-underline-style="none" fo:font-weight="normal" officeooo:rsid="00163544" officeooo:paragraph-rsid="001b67b9" style:font-size-asian="16pt" style:font-weight-asian="normal" style:font-size-complex="16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12pt" fo:font-style="italic" officeooo:rsid="00163544" officeooo:paragraph-rsid="00163544" style:font-size-asian="12pt" style:font-style-asian="italic" style:font-size-complex="12pt" style:font-style-complex="italic"/>
    </style:style>
    <style:style style:name="P19" style:family="paragraph" style:parent-style-name="Title">
      <style:text-properties fo:font-size="20pt" officeooo:rsid="0015d71b" officeooo:paragraph-rsid="0015d71b" style:font-size-asian="20pt" style:font-size-complex="20pt"/>
    </style:style>
    <style:style style:name="P20" style:family="paragraph" style:parent-style-name="Standard">
      <style:paragraph-properties fo:text-align="justify" style:justify-single-word="false"/>
      <style:text-properties fo:font-size="14pt" officeooo:rsid="00163544" officeooo:paragraph-rsid="002367d7" style:font-size-asian="14pt" style:font-size-complex="14pt"/>
    </style:style>
    <style:style style:name="P21" style:family="paragraph" style:parent-style-name="Standard">
      <style:paragraph-properties fo:text-align="justify" style:justify-single-word="false"/>
      <style:text-properties fo:font-size="14pt" officeooo:rsid="00163544" officeooo:paragraph-rsid="00163544" style:font-size-asian="14pt" style:font-size-complex="14pt"/>
    </style:style>
    <style:style style:name="P22" style:family="paragraph" style:parent-style-name="Standard" style:list-style-name="L1">
      <style:paragraph-properties fo:text-align="justify" style:justify-single-word="false"/>
      <style:text-properties fo:font-size="14pt" officeooo:rsid="00183136" officeooo:paragraph-rsid="00183136" style:font-size-asian="14pt" style:font-size-complex="14pt"/>
    </style:style>
    <style:style style:name="P23" style:family="paragraph" style:parent-style-name="Standard" style:list-style-name="L1">
      <style:paragraph-properties fo:text-align="justify" style:justify-single-word="false"/>
      <style:text-properties fo:font-size="14pt" officeooo:rsid="00183136" officeooo:paragraph-rsid="001b67b9" style:font-size-asian="14pt" style:font-size-complex="14pt"/>
    </style:style>
    <style:style style:name="P24" style:family="paragraph" style:parent-style-name="Standard" style:list-style-name="L1">
      <style:paragraph-properties fo:text-align="justify" style:justify-single-word="false"/>
      <style:text-properties fo:font-size="14pt" officeooo:rsid="001a1416" officeooo:paragraph-rsid="001a1416" style:font-size-asian="14pt" style:font-size-complex="14pt"/>
    </style:style>
    <style:style style:name="P25" style:family="paragraph" style:parent-style-name="Standard" style:list-style-name="L1">
      <style:paragraph-properties fo:text-align="justify" style:justify-single-word="false"/>
      <style:text-properties fo:font-size="14pt" officeooo:rsid="001a1416" officeooo:paragraph-rsid="001b67b9" style:font-size-asian="14pt" style:font-size-complex="14pt"/>
    </style:style>
    <style:style style:name="T1" style:family="text">
      <style:text-properties officeooo:rsid="00207028"/>
    </style:style>
    <style:style style:name="T2" style:family="text">
      <style:text-properties officeooo:rsid="00203188"/>
    </style:style>
    <style:style style:name="T3" style:family="text">
      <style:text-properties officeooo:rsid="00163544"/>
    </style:style>
    <style:style style:name="T4" style:family="text">
      <style:text-properties officeooo:rsid="00182155"/>
    </style:style>
    <style:style style:name="T5" style:family="text">
      <style:text-properties style:font-name="Liberation Serif1"/>
    </style:style>
    <style:style style:name="T6" style:family="text">
      <style:text-properties style:font-name="Liberation Serif1" officeooo:rsid="00183136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officeooo:rsid="001a1416"/>
    </style:style>
    <style:style style:name="T9" style:family="text">
      <style:text-properties style:font-name="Liberation Serif" officeooo:rsid="001b67b9"/>
    </style:style>
    <style:style style:name="T10" style:family="text">
      <style:text-properties officeooo:rsid="0019d4d3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officeooo:rsid="00183136" style:font-size-asian="14pt" style:font-size-complex="14pt"/>
    </style:style>
    <style:style style:name="T13" style:family="text">
      <style:text-properties fo:font-size="14pt" officeooo:rsid="001b67b9" style:font-size-asian="14pt" style:font-size-complex="14pt"/>
    </style:style>
    <style:style style:name="T14" style:family="text">
      <style:text-properties fo:font-size="14pt" officeooo:rsid="001ca794" style:font-size-asian="14pt" style:font-size-complex="14pt"/>
    </style:style>
    <style:style style:name="T15" style:family="text">
      <style:text-properties fo:font-size="14pt" fo:font-style="italic" officeooo:rsid="001b67b9" style:font-size-asian="14pt" style:font-style-asian="italic" style:font-size-complex="14pt" style:font-style-complex="italic"/>
    </style:style>
    <style:style style:name="T16" style:family="text">
      <style:text-properties officeooo:rsid="001ca794"/>
    </style:style>
    <style:style style:name="T17" style:family="text">
      <style:text-properties officeooo:rsid="00234749"/>
    </style:style>
    <style:style style:name="T18" style:family="text">
      <style:text-properties officeooo:rsid="002367d7"/>
    </style:style>
    <style:style style:name="T19" style:family="text">
      <style:text-properties officeooo:rsid="00237c2d"/>
    </style:style>
    <style:style style:name="T20" style:family="text">
      <style:text-properties officeooo:rsid="00253b90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Notes on Performance/Accuracy/<text:span text:style-name="T16">Testing</text:span></text:p>
      <text:p text:style-name="P3"/>
      <text:p text:style-name="P14">Performance</text:p>
      <text:p text:style-name="P5"/>
      <text:p text:style-name="P5">P2DFFT has been used in several different projects and has undergone significant changes since the initial releases. <text:s/>These releases have focused on adding functions to the code package (like generating reverse FFT images and creating test spirals), usability, and <text:span text:style-name="T1">algorithmic improvements</text:span>. <text:s/>One of the most important areas has been to improve the performance of the code.</text:p>
      <text:p text:style-name="P4"/>
      <text:p text:style-name="P4">Initial single threaded versions of 2DFFT used a serial string of separate instances to generate the results. <text:s/>With the <text:span text:style-name="T3">availability</text:span> of <text:span text:style-name="T3">multi threaded</text:span> systems and the modest memory needs of each process, making the <text:span text:style-name="T3">analysis</text:span> <text:span text:style-name="T3">multi-threaded</text:span> added a <text:span text:style-name="T3">significant</text:span> <text:span text:style-name="T3">performance</text:span> improvement in the code (P2DFFT 3.x <text:span text:style-name="T17">and later</text:span>).</text:p>
      <text:p text:style-name="P4"/>
      <text:p text:style-name="P4">One of the <text:span text:style-name="T18">performance </text:span>challenges <text:span text:style-name="T18">was</text:span> the reliance on the Numerical <text:span text:style-name="T3">Recipes</text:span> fourn.c <text:s/>file to do the FFT transforms. <text:s/>This was <text:span text:style-name="T18">responsible for</text:span> 95%+ of the processing time, and has some limitations on the <text:span text:style-name="T3">distribution</text:span> of the file (e<text:span text:style-name="T3">v</text:span>en though it is <text:span text:style-name="T3">available</text:span> on the <text:span text:style-name="T3">Internet</text:span>).</text:p>
      <text:p text:style-name="P4"/>
      <text:p text:style-name="P7">As an alternative, the Harvard LIBFFTW3 (Fastest Fourier Transform in the West, version 3) <text:span text:style-name="T3">was used starting P2DFFT 4.0+. <text:s/>This library both simplifies the code (because it manages multiple threads instead of relying on external logic) and uses code which is dynamically optimized for the execution environment. <text:s/>The FFTW3 package improved performance considerably and since it is widely available in most Linux distributions, it removed any licensing issues.</text:span></text:p>
      <text:p text:style-name="P7"/>
      <text:p text:style-name="P20">P2DFFT5 made further optimizations. <text:s/>First, it removed the need for a FORTRAN 77 package and eliminated the use of temporary I/O files. <text:s/>Call<text:span text:style-name="T20">ing</text:span> multiple process<text:span text:style-name="T20">es</text:span> and us<text:span text:style-name="T20">ing</text:span> files for inter-process communication incurred a substantial performance penalty. <text:s/>The other major change in P2DFFT5 was in multi-threading. <text:s/>Testing showed that the automatic multithreading support built into FFTW3 did not scale well in machines with <text:span text:style-name="T20">&gt;4</text:span> cores. <text:s/>The solution was to still use the FFTW3 tran<text:span text:style-name="T20">s</text:span>form libraries, but to use the thread management structure from P2DFFT3.x. <text:s/></text:p>
      <text:p text:style-name="P7"/>
      <text:p text:style-name="P7"><text:span text:style-name="T18">Some sample FITS images were used with different versions of the program to measure the performance. <text:s text:c="2"/>The images are identical and since the FFT computational effort scales with image size, four different size images were used. <text:s/>The results are in Figure 1.</text:span></text:p>
      <text:p text:style-name="P4"><text:soft-page-break/></text:p>
      <text:p text:style-name="P9"/>
      <text:p text:style-name="Standard"/>
      <text:p text:style-name="Standard"><draw:frame draw:style-name="fr1" draw:name="Object1" text:anchor-type="paragraph" svg:width="6.2984in" svg:height="6.8811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8"/>
      <text:p text:style-name="P18">Figure 1. <text:s/>Performance of 2dfft/<text:span text:style-name="T19">p2dfft</text:span> program by number of annuli</text:p>
      <text:p text:style-name="P8"/>
      <text:p text:style-name="P8">The most significant performance improvement is gained for larger radii by using multiple threads. <text:s/>The change to the FFTW library also significantly improved performance (see notes on accuracy below). <text:s text:c="2"/><text:span text:style-name="T4">The detailed performance data is shown in </text:span><text:soft-page-break/><text:span text:style-name="T4">Table 1. <text:s/>Please note that the times may vary on different machines and the relative difference for any given machine is the indicator of performance.</text:span></text:p>
      <text:p text:style-name="P8"/>
      <text:p text:style-name="P8"><draw:frame draw:style-name="fr2" draw:name="Object2" text:anchor-type="paragraph" svg:x="1.6291in" svg:y="0.1346in" svg:width="3.5425in" svg:height="4.0717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Table 1. <text:s/>Run times for 2dfft versions by number of annuli</text:p>
      <text:p text:style-name="P8"/>
      <text:p text:style-name="P2"/>
      <text:p text:style-name="P14">Accuracy</text:p>
      <text:p text:style-name="P5"/>
      <text:p text:style-name="P9">Each significant update of <text:span text:style-name="T20">p</text:span>2dfft is tested against results from the original 2DFFT program using the p2dfft-test package. <text:s/>This compares the resulting output from the original 2DFFT for several standard input images with the results from the same images using the latest version. <text:s/>This insures that no major inaccuracies are introduced and previous data <text:span text:style-name="T20">is</text:span> consistent with newer runs. <text:s/>The results show generally good agreement with the following caveats:</text:p>
      <text:p text:style-name="P9"/>
      <text:list xml:id="list5752800092341728347" text:style-name="L1">
        <text:list-item>
          <text:p text:style-name="P22">Using P2DFFT 2.x+ on different architectures will return close agreement but per radius values may be different by:</text:p>
          <text:list>
            <text:list-item>
              <text:list>
                <text:list-item>
                  <text:p text:style-name="P22">Frequency <text:span text:style-name="T5">±</text:span><text:span text:style-name="T7"> </text:span><text:span text:style-name="T8">0.001 </text:span><text:span text:style-name="T9">Hz</text:span></text:p>
                </text:list-item>
                <text:list-item>
                  <text:p text:style-name="P22"><text:span text:style-name="T7">Amplitude </text:span><text:span text:style-name="T5">±</text:span><text:span text:style-name="T7"> </text:span><text:span text:style-name="T8">0.01</text:span></text:p>
                </text:list-item>
                <text:list-item>
                  <text:p text:style-name="P22"><text:span text:style-name="T7">Pitch Angle </text:span><text:span text:style-name="T5">±</text:span><text:span text:style-name="T7"> </text:span><text:span text:style-name="T8">0.01 </text:span><text:span text:style-name="T9">Degrees</text:span></text:p>
                </text:list-item>
                <text:list-item>
                  <text:p text:style-name="P22"><text:soft-page-break/><text:span text:style-name="T7">Phase Angle </text:span><text:span text:style-name="T5">±</text:span><text:span text:style-name="T7"> </text:span><text:span text:style-name="T8">0.1 </text:span><text:span text:style-name="T9">Degrees</text:span></text:p>
                </text:list-item>
                <text:list-item>
                  <text:p text:style-name="P24"><text:span text:style-name="T7">Rip File Values </text:span><text:span text:style-name="T6">± </text:span><text:span text:style-name="T5">0.001%</text:span></text:p>
                </text:list-item>
                <text:list-item>
                  <text:p text:style-name="P24"><text:span text:style-name="T7">Dat File Values </text:span><text:span text:style-name="T6">± </text:span><text:span text:style-name="T5">0.001%</text:span></text:p>
                </text:list-item>
              </text:list>
            </text:list-item>
          </text:list>
        </text:list-item>
        <text:list-item>
          <text:p text:style-name="P22">For P2DFFT 4.x+ (libfftw), the last 1.5% of radii will return significantly different results from the original 2dfft, but this is considered acceptable since Davis et. al. 2012 documents that the last 10% of the annuli can return results which are less reliable. <text:s/>Other results will differ by more those in case #1 due to some differences in the algorithm implementation and the precision. <text:s/>The FFTW3 results were compared to the original 2DFFT results using the following tolerances:</text:p>
          <text:list>
            <text:list-item>
              <text:list>
                <text:list-item>
                  <text:p text:style-name="P23">Frequency <text:span text:style-name="T5">±</text:span><text:span text:style-name="T7"> </text:span><text:span text:style-name="T8">0.</text:span><text:span text:style-name="T9">25</text:span><text:span text:style-name="T8"> </text:span><text:span text:style-name="T9">Hz</text:span></text:p>
                </text:list-item>
                <text:list-item>
                  <text:p text:style-name="P23"><text:span text:style-name="T7">Amplitude </text:span><text:span text:style-name="T5">±</text:span><text:span text:style-name="T7"> </text:span><text:span text:style-name="T8">0.01</text:span></text:p>
                </text:list-item>
                <text:list-item>
                  <text:p text:style-name="P23"><text:span text:style-name="T7">Pitch Angle </text:span><text:span text:style-name="T5">±</text:span><text:span text:style-name="T7"> </text:span><text:span text:style-name="T8">0.</text:span><text:span text:style-name="T9">25</text:span><text:span text:style-name="T8"> </text:span><text:span text:style-name="T9">Degrees</text:span></text:p>
                </text:list-item>
                <text:list-item>
                  <text:p text:style-name="P23"><text:span text:style-name="T7">Phase Angle </text:span><text:span text:style-name="T5">±</text:span><text:span text:style-name="T7"> </text:span><text:span text:style-name="T8">0.</text:span><text:span text:style-name="T9">25</text:span><text:span text:style-name="T8"> </text:span><text:span text:style-name="T9">Degrees (But some results will fall outside this range due to changes in frequency/amplitude/pitch values)</text:span></text:p>
                </text:list-item>
                <text:list-item>
                  <text:p text:style-name="P25"><text:span text:style-name="T7">Rip File Values </text:span><text:span text:style-name="T6">± </text:span><text:span text:style-name="T5">0.1%</text:span></text:p>
                </text:list-item>
                <text:list-item>
                  <text:p text:style-name="P25"><text:span text:style-name="T7">Dat File Values </text:span><text:span text:style-name="T6">± </text:span><text:span text:style-name="T5">0.1%</text:span></text:p>
                </text:list-item>
              </text:list>
            </text:list-item>
          </text:list>
        </text:list-item>
      </text:list>
      <text:p text:style-name="P9"/>
      <text:p text:style-name="P16">Testing Future Versions</text:p>
      <text:p text:style-name="P6"/>
      <text:p text:style-name="P17"><text:span text:style-name="T13">The </text:span><text:span text:style-name="T15">p2dfft-test</text:span><text:span text:style-name="T13"> package (available separately) can be used to test new versions of the package. <text:s/>It is suggested that if you are testing FFTW versions against the Numerical recipes version, it is best to use to the looser values in #2. <text:s text:c="2"/>Please note that a few values will still fall outside of these ranges, but will not be significant.</text:span><text:span text:style-name="T12"> <text:s/></text:span><text:span text:style-name="T13">If you are testing like versions (e.g. two FFTW3 versions), it is recommended to use the tighter values in #1. <text:s/>In this case, there should be no discrepancies between versions </text:span><text:span text:style-name="T14">outside of the limits</text:span><text:span text:style-name="T13">. <text:s/>H</text:span><text:span text:style-name="T14">owever, please also note that the numbers will never be identical between different distributions and architectures, which is the reason for using tolerances in the test package.</text:span></text:p>
      <text:p text:style-name="P12"/>
      <text:p text:style-name="P15">References</text:p>
      <text:p text:style-name="P13"/>
      <text:p text:style-name="P10">Davis, B.L., Berrier, J.C., Shields, D.W., Kennefick, J., Kennefick, D., Seigar, M.S., Lacy, C.H.S., &amp; Puerari, I., 2012, ApJS, 199, 33</text:p>
      <text:p text:style-name="P11">Frigo, M. &amp; Johnson, S.G., <text:span text:style-name="T10">1997, MIT-LCS-TR-728, </text:span><text:a xlink:type="simple" xlink:href="http://www.fftw.org/fftw-paper.pdf" text:style-name="Internet_20_link" text:visited-style-name="Visited_20_Internet_20_Link"><text:span text:style-name="T10">http://www.fftw.org/fftw-paper.pdf</text:span></text:a><text:span text:style-name="T10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tyle="italic" officeooo:rsid="00183136" officeooo:paragraph-rsid="00183136" style:font-style-asian="italic" style:font-style-complex="italic"/>
    </style:style>
    <style:style style:name="MT1" style:family="text">
      <style:text-properties officeooo:rsid="00253b90"/>
    </style:style>
    <style:style style:name="MT2" style:family="text">
      <style:text-properties officeooo:rsid="0020318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PA_Notes.odt<text:tab/>Version 1.<text:span text:style-name="MT1">3</text:span><text:tab/><text:span text:style-name="MT1">18</text:span>-<text:span text:style-name="MT1">Dec</text:span>-201<text:span text:style-name="MT2">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3T21:19:40.509289150</meta:creation-date>
    <dc:date>2018-12-21T21:05:02.521626896</dc:date>
    <meta:editing-duration>PT13H49M42S</meta:editing-duration>
    <meta:editing-cycles>16</meta:editing-cycles>
    <meta:generator>LibreOffice/5.1.6.2$Linux_X86_64 LibreOffice_project/10m0$Build-2</meta:generator>
    <meta:document-statistic meta:table-count="0" meta:image-count="0" meta:object-count="2" meta:page-count="4" meta:paragraph-count="33" meta:word-count="834" meta:character-count="5260" meta:non-whitespace-character-count="443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7.478cm" xlink:href="." xlink:type="simple" chart:class="chart:scatter" chart:style-name="ch1">
        <chart:title svg:x="5.111cm" svg:y="0.485cm" chart:style-name="ch2">
          <text:p>2DFFT Version Performance</text:p>
        </chart:title>
        <chart:legend chart:legend-position="end" svg:x="13.622cm" svg:y="7.693cm" style:legend-expansion="high" chart:style-name="ch3"/>
        <chart:plot-area chart:style-name="ch4" chart:data-source-has-labels="both" svg:x="1.33cm" svg:y="1.613cm" svg:width="11.973cm" svg:height="14.535cm">
          <chartooo:coordinate-region svg:x="2.137cm" svg:y="1.812cm" svg:width="10.609cm" svg:height="13.689cm"/>
          <chart:axis chart:dimension="x" chart:name="primary-x" chart:style-name="ch5" chartooo:axis-type="auto">
            <chart:title svg:x="6.161cm" svg:y="16.497cm" chart:style-name="ch6">
              <text:p>Radius (Pixels)</text:p>
            </chart:title>
            <chart:categories table:cell-range-address="local-table.$A$2:.$A$5"/>
          </chart:axis>
          <chart:axis chart:dimension="y" chart:name="primary-y" chart:style-name="ch5">
            <chart:title svg:x="0.451cm" svg:y="10.062cm" chart:style-name="ch7">
              <text:p>Time (Seconds)</text:p>
            </chart:title>
            <chart:grid chart:style-name="ch8" chart:class="major"/>
          </chart:axis>
          <chart:series chart:style-name="ch9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0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1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2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2dfft</text:p>
              </table:table-cell>
              <table:table-cell office:value-type="string">
                <text:p/>
              </table:table-cell>
              <table:table-cell office:value-type="string">
                <text:p>p2dfft3</text:p>
              </table:table-cell>
              <table:table-cell office:value-type="string">
                <text:p/>
              </table:table-cell>
              <table:table-cell office:value-type="string">
                <text:p>p2dfft4</text:p>
              </table:table-cell>
              <table:table-cell office:value-type="string">
                <text:p/>
              </table:table-cell>
              <table:table-cell office:value-type="string">
                <text:p>p2dfft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7">
                <text:p>237</text:p>
              </table:table-cell>
              <table:table-cell office:value-type="float" office:value="178.166">
                <text:p>178.166</text:p>
              </table:table-cell>
              <table:table-cell office:value-type="float" office:value="237">
                <text:p>237</text:p>
              </table:table-cell>
              <table:table-cell office:value-type="float" office:value="62.095">
                <text:p>62.095</text:p>
              </table:table-cell>
              <table:table-cell office:value-type="float" office:value="237">
                <text:p>237</text:p>
              </table:table-cell>
              <table:table-cell office:value-type="float" office:value="32.684">
                <text:p>32.684</text:p>
              </table:table-cell>
              <table:table-cell office:value-type="float" office:value="237">
                <text:p>237</text:p>
              </table:table-cell>
              <table:table-cell office:value-type="float" office:value="8.769">
                <text:p>8.76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5">
                <text:p>325</text:p>
              </table:table-cell>
              <table:table-cell office:value-type="float" office:value="253.291">
                <text:p>253.291</text:p>
              </table:table-cell>
              <table:table-cell office:value-type="float" office:value="325">
                <text:p>325</text:p>
              </table:table-cell>
              <table:table-cell office:value-type="float" office:value="85.362">
                <text:p>85.362</text:p>
              </table:table-cell>
              <table:table-cell office:value-type="float" office:value="325">
                <text:p>325</text:p>
              </table:table-cell>
              <table:table-cell office:value-type="float" office:value="39.717">
                <text:p>39.717</text:p>
              </table:table-cell>
              <table:table-cell office:value-type="float" office:value="325">
                <text:p>325</text:p>
              </table:table-cell>
              <table:table-cell office:value-type="float" office:value="10.617">
                <text:p>10.6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3">
                <text:p>423</text:p>
              </table:table-cell>
              <table:table-cell office:value-type="float" office:value="343.057">
                <text:p>343.057</text:p>
              </table:table-cell>
              <table:table-cell office:value-type="float" office:value="423">
                <text:p>423</text:p>
              </table:table-cell>
              <table:table-cell office:value-type="float" office:value="113.685">
                <text:p>113.685</text:p>
              </table:table-cell>
              <table:table-cell office:value-type="float" office:value="423">
                <text:p>423</text:p>
              </table:table-cell>
              <table:table-cell office:value-type="float" office:value="48.41">
                <text:p>48.41</text:p>
              </table:table-cell>
              <table:table-cell office:value-type="float" office:value="437">
                <text:p>437</text:p>
              </table:table-cell>
              <table:table-cell office:value-type="float" office:value="14.365">
                <text:p>14.3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9">
                <text:p>909</text:p>
              </table:table-cell>
              <table:table-cell office:value-type="float" office:value="964.483">
                <text:p>964.483</text:p>
              </table:table-cell>
              <table:table-cell office:value-type="float" office:value="909">
                <text:p>909</text:p>
              </table:table-cell>
              <table:table-cell office:value-type="float" office:value="240.507">
                <text:p>240.507</text:p>
              </table:table-cell>
              <table:table-cell office:value-type="float" office:value="909">
                <text:p>909</text:p>
              </table:table-cell>
              <table:table-cell office:value-type="float" office:value="108.17">
                <text:p>108.17</text:p>
              </table:table-cell>
              <table:table-cell office:value-type="float" office:value="909">
                <text:p>909</text:p>
              </table:table-cell>
              <table:table-cell office:value-type="float" office:value="28.473">
                <text:p>28.4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Old  Test Files" table:style-name="ta1">
        <table:table-column table:style-name="co1" table:number-columns-repeated="12" table:default-cell-style-name="Default"/>
        <table:table-column table:style-name="co1" table:number-columns-repeated="3" table:default-cell-style-name="ce2"/>
        <table:table-row table:style-name="ro1" table:number-rows-repeated="6">
          <table:table-cell table:number-columns-repeated="12"/>
          <table:table-cell table:style-name="Default" table:number-columns-repeated="3"/>
        </table:table-row>
        <table:table-row table:style-name="ro1">
          <table:table-cell table:number-columns-repeated="12"/>
          <table:table-cell table:style-name="ce1" office:value-type="string" calcext:value-type="string">
            <text:p>Program</text:p>
          </table:table-cell>
          <table:table-cell table:style-name="ce1" office:value-type="string" calcext:value-type="string">
            <text:p>Size (Pixels)</text:p>
          </table:table-cell>
          <table:table-cell table:style-name="ce1" office:value-type="string" calcext:value-type="string">
            <text:p>Time (Secs)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2DFFT</text:p>
          </table:table-cell>
          <table:table-cell office:value-type="float" office:value="237" calcext:value-type="float">
            <text:p>237</text:p>
          </table:table-cell>
          <table:table-cell office:value-type="float" office:value="178.17" calcext:value-type="float">
            <text:p>178.17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2DFFT</text:p>
          </table:table-cell>
          <table:table-cell office:value-type="float" office:value="325" calcext:value-type="float">
            <text:p>325</text:p>
          </table:table-cell>
          <table:table-cell office:value-type="float" office:value="253.29" calcext:value-type="float">
            <text:p>253.29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2DFFT</text:p>
          </table:table-cell>
          <table:table-cell office:value-type="float" office:value="423" calcext:value-type="float">
            <text:p>423</text:p>
          </table:table-cell>
          <table:table-cell office:value-type="float" office:value="343.06" calcext:value-type="float">
            <text:p>343.06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2DFFT</text:p>
          </table:table-cell>
          <table:table-cell office:value-type="float" office:value="909" calcext:value-type="float">
            <text:p>909</text:p>
          </table:table-cell>
          <table:table-cell office:value-type="float" office:value="964.48" calcext:value-type="float">
            <text:p>964.48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2DFFT3</text:p>
          </table:table-cell>
          <table:table-cell office:value-type="float" office:value="237" calcext:value-type="float">
            <text:p>237</text:p>
          </table:table-cell>
          <table:table-cell office:value-type="float" office:value="62.1" calcext:value-type="float">
            <text:p>62.1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2DFFT3</text:p>
          </table:table-cell>
          <table:table-cell office:value-type="float" office:value="325" calcext:value-type="float">
            <text:p>325</text:p>
          </table:table-cell>
          <table:table-cell office:value-type="float" office:value="85.36" calcext:value-type="float">
            <text:p>85.36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2DFFT3</text:p>
          </table:table-cell>
          <table:table-cell office:value-type="float" office:value="423" calcext:value-type="float">
            <text:p>423</text:p>
          </table:table-cell>
          <table:table-cell office:value-type="float" office:value="113.69" calcext:value-type="float">
            <text:p>113.69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2DFFT3</text:p>
          </table:table-cell>
          <table:table-cell office:value-type="float" office:value="909" calcext:value-type="float">
            <text:p>909</text:p>
          </table:table-cell>
          <table:table-cell office:value-type="float" office:value="240.51" calcext:value-type="float">
            <text:p>240.51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2DFFT4</text:p>
          </table:table-cell>
          <table:table-cell office:value-type="float" office:value="237" calcext:value-type="float">
            <text:p>237</text:p>
          </table:table-cell>
          <table:table-cell office:value-type="float" office:value="32.68" calcext:value-type="float">
            <text:p>32.68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2DFFT4</text:p>
          </table:table-cell>
          <table:table-cell office:value-type="float" office:value="325" calcext:value-type="float">
            <text:p>325</text:p>
          </table:table-cell>
          <table:table-cell office:value-type="float" office:value="39.72" calcext:value-type="float">
            <text:p>39.72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2DFFT4</text:p>
          </table:table-cell>
          <table:table-cell office:value-type="float" office:value="423" calcext:value-type="float">
            <text:p>423</text:p>
          </table:table-cell>
          <table:table-cell office:value-type="float" office:value="48.41" calcext:value-type="float">
            <text:p>48.41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2DFFT4</text:p>
          </table:table-cell>
          <table:table-cell office:value-type="float" office:value="909" calcext:value-type="float">
            <text:p>909</text:p>
          </table:table-cell>
          <table:table-cell office:value-type="float" office:value="108.17" calcext:value-type="float">
            <text:p>108.17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2DFFT5</text:p>
          </table:table-cell>
          <table:table-cell office:value-type="float" office:value="237" calcext:value-type="float">
            <text:p>237</text:p>
          </table:table-cell>
          <table:table-cell office:value-type="float" office:value="8.77" calcext:value-type="float">
            <text:p>8.77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2DFFT5</text:p>
          </table:table-cell>
          <table:table-cell office:value-type="float" office:value="325" calcext:value-type="float">
            <text:p>325</text:p>
          </table:table-cell>
          <table:table-cell office:value-type="float" office:value="10.62" calcext:value-type="float">
            <text:p>10.62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2DFFT5</text:p>
          </table:table-cell>
          <table:table-cell office:value-type="float" office:value="437" calcext:value-type="float">
            <text:p>437</text:p>
          </table:table-cell>
          <table:table-cell office:value-type="float" office:value="14.37" calcext:value-type="float">
            <text:p>14.37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2DFFT5</text:p>
          </table:table-cell>
          <table:table-cell office:value-type="float" office:value="909" calcext:value-type="float">
            <text:p>909</text:p>
          </table:table-cell>
          <table:table-cell office:value-type="float" office:value="28.47" calcext:value-type="float">
            <text:p>28.47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1">00/00/0000</text:date>, <text:time style:data-style-name="N2" text:time-value="20:56:31.5906175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